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3.8in" table:align="margins"/>
    </style:style>
    <style:style style:name="Table1.A" style:family="table-column">
      <style:table-column-properties style:column-width="3.8in" style:rel-column-width="65535*"/>
    </style:style>
    <style:style style:name="Table1.1" style:family="table-row">
      <style:table-row-properties style:min-row-height="5.7667in"/>
    </style:style>
    <style:style style:name="Table1.A1" style:family="table-cell">
      <style:table-cell-properties fo:padding="0.0382in" fo:border="0.0694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w Cen MT Condensed Extra Bold"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0pt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36pt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Arial Black"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  <text:p text:style-name="P2"/>
            <text:p text:style-name="P4"><text:conditional-text text:condition="ooow:True" text:string-value-if-true="member.nickname" text:string-value-if-false="">member.nickname</text:conditional-text></text:p>
            <text:p text:style-name="P2"/>
            <text:p text:style-name="P3"><text:conditional-text text:condition="ooow:True" text:string-value-if-true="member.full_name" text:string-value-if-false="">member.full_name</text:conditional-text></text:p>
            <text:p text:style-name="P1"/>
            <text:p text:style-name="P1"/>
            <text:p text:style-name="P3"><text:conditional-text text:condition="ooow:True" text:string-value-if-true="member.company" text:string-value-if-false="">member.company</text:conditional-text></text:p>
            <text:p text:style-name="P5"><text:conditional-text text:condition="ooow:True" text:string-value-if-true="member.job_title" text:string-value-if-false="">member.job_title</text:conditional-text></text:p>
            <text:p text:style-name="P5"/>
            <text:p text:style-name="P6"><text:conditional-text text:condition="ooow:True" text:string-value-if-true="member.twitter_handle" text:string-value-if-false="">member.twitter_handle</text:conditional-text>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-top="0.1in" fo:margin-bottom="0.1in" fo:margin-left="0.1in" fo:margin-right="0.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06T16:23:19.30</meta:creation-date>
    <dc:date>2011-10-06T16:36:21.19</dc:date>
    <meta:editing-duration>PT13M</meta:editing-duration>
    <meta:editing-cycles>4</meta:editing-cycles>
    <meta:generator>OpenOffice.org/3.3$Win32 OpenOffice.org_project/330m20$Build-9567</meta:generator>
    <meta:document-statistic meta:table-count="1" meta:image-count="0" meta:object-count="0" meta:page-count="2" meta:paragraph-count="5" meta:word-count="5" meta:character-count="82"/>
  </office:meta>
</office:document-meta>
</file>